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NGSpringContextWebTests.fooEnigmaAutow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NGSpringContextWebTests.basicWac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estNGSpringContextWebTests.se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